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3.634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27cm"/>
    </style:style>
    <style:style style:name="Tableau2.B" style:family="table-column">
      <style:table-column-properties style:column-width="4.082cm"/>
    </style:style>
    <style:style style:name="Tableau2.C" style:family="table-column">
      <style:table-column-properties style:column-width="8.281cm"/>
    </style:style>
    <style:style style:name="Tableau2.D" style:family="table-column">
      <style:table-column-properties style:column-width="2.223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D2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417337" officeooo:paragraph-rsid="00417337"/>
    </style:style>
    <style:style style:name="P2" style:family="paragraph" style:parent-style-name="Standard">
      <style:text-properties fo:font-weight="bold" officeooo:rsid="00417337" officeooo:paragraph-rsid="00417337" style:font-weight-asian="bold" style:font-weight-complex="bold"/>
    </style:style>
    <style:style style:name="P3" style:family="paragraph" style:parent-style-name="Standard">
      <style:text-properties officeooo:rsid="004ab19e" officeooo:paragraph-rsid="004ab19e"/>
    </style:style>
    <style:style style:name="P4" style:family="paragraph" style:parent-style-name="Standard">
      <style:text-properties officeooo:rsid="0055a117" officeooo:paragraph-rsid="0055a117"/>
    </style:style>
    <style:style style:name="P5" style:family="paragraph" style:parent-style-name="Table_20_Contents">
      <style:text-properties officeooo:rsid="001f34e9" officeooo:paragraph-rsid="001f34e9"/>
    </style:style>
    <style:style style:name="P6" style:family="paragraph" style:parent-style-name="Table_20_Contents">
      <style:text-properties fo:font-weight="bold" officeooo:rsid="001f34e9" officeooo:paragraph-rsid="001f34e9" style:font-weight-asian="bold" style:font-weight-complex="bold"/>
    </style:style>
    <style:style style:name="P7" style:family="paragraph" style:parent-style-name="Table_20_Contents">
      <style:text-properties officeooo:rsid="00217382" officeooo:paragraph-rsid="00217382"/>
    </style:style>
    <style:style style:name="P8" style:family="paragraph" style:parent-style-name="Table_20_Contents">
      <style:text-properties officeooo:rsid="0023f4be" officeooo:paragraph-rsid="0023f4be"/>
    </style:style>
    <style:style style:name="P9" style:family="paragraph" style:parent-style-name="Table_20_Contents">
      <style:text-properties officeooo:rsid="00268917" officeooo:paragraph-rsid="00268917"/>
    </style:style>
    <style:style style:name="P10" style:family="paragraph" style:parent-style-name="Table_20_Contents">
      <style:text-properties officeooo:rsid="00302bd0" officeooo:paragraph-rsid="00302bd0"/>
    </style:style>
    <style:style style:name="P11" style:family="paragraph" style:parent-style-name="Table_20_Contents">
      <style:text-properties officeooo:rsid="0033e35d" officeooo:paragraph-rsid="0033e35d"/>
    </style:style>
    <style:style style:name="P12" style:family="paragraph" style:parent-style-name="Table_20_Contents">
      <style:text-properties officeooo:rsid="003e126f" officeooo:paragraph-rsid="003e126f"/>
    </style:style>
    <style:style style:name="P13" style:family="paragraph" style:parent-style-name="Table_20_Contents">
      <style:text-properties officeooo:rsid="00417337" officeooo:paragraph-rsid="00417337"/>
    </style:style>
    <style:style style:name="P14" style:family="paragraph" style:parent-style-name="Table_20_Contents">
      <style:text-properties officeooo:rsid="0042def2" officeooo:paragraph-rsid="0042def2"/>
    </style:style>
    <style:style style:name="P15" style:family="paragraph" style:parent-style-name="Table_20_Contents" style:list-style-name="L1">
      <style:text-properties officeooo:rsid="00268917" officeooo:paragraph-rsid="00268917"/>
    </style:style>
    <style:style style:name="P16" style:family="paragraph" style:parent-style-name="Table_20_Contents" style:list-style-name="L1">
      <style:text-properties officeooo:rsid="001f34e9" officeooo:paragraph-rsid="001f34e9"/>
    </style:style>
    <style:style style:name="P17" style:family="paragraph" style:parent-style-name="Table_20_Contents" style:list-style-name="L2">
      <style:text-properties officeooo:rsid="001f34e9" officeooo:paragraph-rsid="001f34e9"/>
    </style:style>
    <style:style style:name="P18" style:family="paragraph" style:parent-style-name="Table_20_Contents" style:list-style-name="L1">
      <style:text-properties officeooo:rsid="0023f4be" officeooo:paragraph-rsid="0023f4be"/>
    </style:style>
    <style:style style:name="P19" style:family="paragraph" style:parent-style-name="Table_20_Contents" style:list-style-name="L1">
      <style:text-properties officeooo:rsid="0027075d" officeooo:paragraph-rsid="0027075d"/>
    </style:style>
    <style:style style:name="P20" style:family="paragraph" style:parent-style-name="Table_20_Contents" style:list-style-name="L3">
      <style:text-properties officeooo:rsid="005416b4" officeooo:paragraph-rsid="002ac1f6"/>
    </style:style>
    <style:style style:name="P21" style:family="paragraph" style:parent-style-name="Table_20_Contents" style:list-style-name="L3">
      <style:text-properties officeooo:rsid="002ac1f6" officeooo:paragraph-rsid="002ac1f6"/>
    </style:style>
    <style:style style:name="P22" style:family="paragraph" style:parent-style-name="Table_20_Contents" style:list-style-name="L3">
      <style:text-properties officeooo:rsid="002ac1f6" officeooo:paragraph-rsid="002bdcc2"/>
    </style:style>
    <style:style style:name="P23" style:family="paragraph" style:parent-style-name="Table_20_Contents" style:list-style-name="L3">
      <style:text-properties officeooo:rsid="002bdcc2" officeooo:paragraph-rsid="002bdcc2"/>
    </style:style>
    <style:style style:name="P24" style:family="paragraph" style:parent-style-name="Table_20_Contents" style:list-style-name="L3">
      <style:text-properties officeooo:rsid="00205318" officeooo:paragraph-rsid="002bdcc2"/>
    </style:style>
    <style:style style:name="T1" style:family="text">
      <style:text-properties officeooo:rsid="00205318"/>
    </style:style>
    <style:style style:name="T2" style:family="text">
      <style:text-properties officeooo:rsid="0023f4be"/>
    </style:style>
    <style:style style:name="T3" style:family="text">
      <style:text-properties officeooo:rsid="00268917"/>
    </style:style>
    <style:style style:name="T4" style:family="text">
      <style:text-properties officeooo:rsid="0027075d"/>
    </style:style>
    <style:style style:name="T5" style:family="text">
      <style:text-properties officeooo:rsid="00300bfd"/>
    </style:style>
    <style:style style:name="T6" style:family="text">
      <style:text-properties officeooo:rsid="004c54f0"/>
    </style:style>
    <style:style style:name="T7" style:family="text">
      <style:text-properties officeooo:rsid="00501ce6"/>
    </style:style>
    <style:style style:name="T8" style:family="text">
      <style:text-properties officeooo:rsid="00514ddd"/>
    </style:style>
    <style:style style:name="T9" style:family="text">
      <style:text-properties officeooo:rsid="005487b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RH</text:p>
          </table:table-cell>
          <table:table-cell table:style-name="Tableau1.A1" office:value-type="string">
            <text:p text:style-name="P6">SALARIE</text:p>
          </table:table-cell>
          <table:table-cell table:style-name="Tableau1.C1" office:value-type="string">
            <text:p text:style-name="P6">GENERAL</text:p>
          </table:table-cell>
        </table:table-row>
        <table:table-row>
          <table:table-cell table:style-name="Tableau1.A2" office:value-type="string">
            <text:p text:style-name="P9">Définir des types de comptes <text:span text:style-name="T4">(ex : types de congés)</text:span></text:p>
            <text:list xml:id="list7863818841373522236" text:style-name="L1">
              <text:list-item>
                <text:p text:style-name="P15">Associer une ressource à un compte.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Ajouter des utilisateurs</text:p>
            <text:list xml:id="list54602381151860" text:continue-numbering="true" text:style-name="L1">
              <text:list-item>
                <text:p text:style-name="P16">mail / mdp /id ext</text:p>
              </text:list-item>
              <text:list-item>
                <text:p text:style-name="P16">liste des responsables</text:p>
              </text:list-item>
              <text:list-item>
                <text:p text:style-name="P18">définir <text:span text:style-name="T3">d</text:span>es comptes </text:p>
              </text:list-item>
              <text:list-item>
                <text:p text:style-name="P19">solder les comptes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5">Possibilité d’exports de calendrier : excel, pdf, flux webcal</text:p>
          </table:table-cell>
        </table:table-row>
        <table:table-row>
          <table:table-cell table:style-name="Tableau1.A2" office:value-type="string">
            <text:p text:style-name="P5">Définir des groupes d’utilisateur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7">Mise en place d’une authentification à la connexion</text:p>
          </table:table-cell>
        </table:table-row>
        <table:table-row>
          <table:table-cell table:style-name="Tableau1.A2" office:value-type="string">
            <text:p text:style-name="P5">Associer des droits d’administration pour un group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7">Connexion sécurisé</text:p>
          </table:table-cell>
        </table:table-row>
        <table:table-row>
          <table:table-cell table:style-name="Tableau1.A2" office:value-type="string">
            <text:p text:style-name="P5">Définir des ressources</text:p>
            <text:list xml:id="list2793423851813512582" text:style-name="L2">
              <text:list-item>
                <text:p text:style-name="P17">Dans un premier temps l<text:span text:style-name="T2">a </text:span>seul<text:span text:style-name="T1">e</text:span> ressource ser<text:span text:style-name="T2">a</text:span> les congés.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0">Un rôle par type d’action =&gt; IAM</text:p>
          </table:table-cell>
        </table:table-row>
        <table:table-row>
          <table:table-cell table:style-name="Tableau1.A2" office:value-type="string">
            <text:p text:style-name="P11">Pouvoir définir des types de période (sans forcement associer des périodes (formation, maladie, parental, maternité, jours, travaillés, etc.))</text:p>
            <text:p text:style-name="P5"/>
            <text:p text:style-name="P5">Définir des périodes. <text:span text:style-name="T5">Une période est la somme d’une succession de calques venant en addition ou en soustraction. Chaque calque est composé par une expression temporel cyclique ou ponctuelle de type CRON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Affecter des périodes à des groupes ou des utilisateurs (Un calendrier d’utilisateur est une vue sur l’ensemble des périodes lui étant affectée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list xml:id="list2701275085563603905" text:style-name="L3">
              <text:list-item>
                <text:p text:style-name="P20">Programmer des transactions.</text:p>
                <text:p text:style-name="P21"/>
              </text:list-item>
              <text:list-item>
                <text:p text:style-name="P22">Une transaction représente un montant, une ressource, une période de validité et des contraintes d’application (basées sur les users et les periodes).</text:p>
                <text:p text:style-name="P23">Exemples : Un jour de la période « ouvrable » non simultanée à une période « maladie », pourrait rapporter 0,1 congé au groupe A et un jour de la période « congé » pourrait coûter 1 congé au groupe B =&gt; Un demande de congé est une demande pour réaliser une transaction de type « vacances »</text:p>
                <text:p text:style-name="P24"/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2">Contraintes de transactions :</text:p>
      <text:p text:style-name="P1"/>
      <text:p text:style-name="P3">Une transaction peut posséder une liste de contraintes associées entre elles par des opérateurs binaire (ex<text:span text:style-name="T9">1</text:span> : +0,1 <text:span text:style-name="T8">sur le compte « </text:span>congé » <text:span text:style-name="T8">de l’utilisateur</text:span> si dernier <text:span text:style-name="T7">jour avec période « </text:span>jour ouvrable » <text:span text:style-name="T7">présente </text:span>ET NON dernier <text:s/><text:span text:style-name="T7">jour avec période « maladie » </text:span><text:s/><text:span text:style-name="T6">=&gt; calculée tous les jours à minuit, effectuée (somme versée) tous les jours à minuit</text:span>)</text:p>
      <text:p text:style-name="P4"/>
      <text:p text:style-name="P4">(pose d’un jour de congé : -1 congé sur le compte « congé » de l’utilisateur)</text:p>
      <text:p text:style-name="P4"/>
      <text:p text:style-name="P1">données d’entrées 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">Group / use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D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3">periodes</text:p>
          </table:table-cell>
          <table:table-cell table:style-name="Tableau2.A2" office:value-type="string">
            <text:p text:style-name="P14">Nb de jours écoulés pour la période depuis 1 nombre de jours</text:p>
          </table:table-cell>
          <table:table-cell table:style-name="Tableau2.A2" office:value-type="string">
            <text:p text:style-name="P14">Nb de jours écoulés pour la période depuis le début du mois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4">Comptes de la ressources</text:p>
          </table:table-cell>
          <table:table-cell table:style-name="Tableau2.A2" office:value-type="string">
            <text:p text:style-name="P14">Montants </text:p>
          </table:table-cell>
          <table:table-cell table:style-name="Tableau2.A2" office:value-type="string">
            <text:p text:style-name="P14">Transactions reçus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4"/>
          </table:table-cell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1"/>
      <text:p text:style-name="P1">group / us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5:45:47.191465348</meta:creation-date>
    <dc:date>2018-04-20T05:46:02.149024335</dc:date>
    <meta:editing-duration>P1DT23H30M56S</meta:editing-duration>
    <meta:editing-cycles>38</meta:editing-cycles>
    <meta:generator>LibreOffice/5.1.6.2$Linux_X86_64 LibreOffice_project/10m0$Build-2</meta:generator>
    <meta:document-statistic meta:table-count="2" meta:image-count="0" meta:object-count="0" meta:page-count="2" meta:paragraph-count="38" meta:word-count="373" meta:character-count="2172" meta:non-whitespace-character-count="1842"/>
  </office:meta>
</office:document-meta>
</file>